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a connu un renouveau récent au travers du programme d’épidémiologie des représentations proposé par Dan Sperber dans le courant des années 1990 (Sperber, 1996). Si son ambition initiale a été relativement délaissée, ses principes restent utilisés aujourd’hui dans l’étude des mèmes internet sur les réseaux sociaux numériques et dans le courant de recherche épidémiologique initié par Sperber.</text:p>
      <text:p text:style-name="Text_20_body"> Je voudrais montrer en quoi cette discussion, et la position portée par la mémétique, sont pertinentes au moment d'envisager une utilisation de cette théorie en linguistique.</text:p>
      <text:p text:style-name="Text_20_body">Je commence par rappeler les principes de l'épidémiologie des représentations, qui s'est constituée comme une critique de la mémétique et connaît actuellement un succès réel. Puis j'examine en détail la façon dont Tim Ingold , explicite de cette approche aujourd'hui, discute ces deux théories depuis l'anthropologie sociale .</text:p>
      <text:p text:style-name="Text_20_body">Je tente ensuite de montrer comment cette discussion apparaît concrètement dans une étude de cas inspirée de l'épidémiologie des représentations, et comment les questions de fond du débat sont pertinentes pour (et connues de) la linguistique au moment de s'inspirer de la mémétique. </text:p>
      <text:p text:style-name="Text_20_body">Je conclus en défendant une utilisation critique de cette théorie, , et .</text:p>
      <text:h text:style-name="Heading_20_1" text:outline-level="1">Les principes de la mémétique</text:h>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correspond à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bien différent de celui d'aujourd'hui – à la description de la culture à partir de parties élémentaires – les représentations – perçues, transformées, et reproduites de façon continue. Sur cette base, Sperber fait l'hypothèse que l'accumulation des transformations opérées par les modules cognitifs fait converger des sous-ensembles de représentations d'une société vers des attracteurs culturels. L'étude de l'existence de ces attracteurs ainsi que leur caractérisation permet alors de rendre compte de l'évolution ou du maintien d'une culture (le maintien s'opérant lorsque des représentations ont convergé vers des formes stables à force de transformations successives) ; c'est une des questions centrales de l'épidémiologie des représentations (Sperber, 1996 : 106 ; Miton, Claidière et Mercier, 2015) .</text:p>
      <text:p text:style-name="Text_20_body">Comme tout principe théorique, cette proposition permet de rendre des phénomènes plus intelligibles au prix de certaines simplifications. Ce sont certaines de ces simplifications, présentes également dans la mémétique (même réduite aux mèmes internet), que je voudrais ici discuter.</text:p>
      <text:h text:style-name="Heading_20_2" text:outline-level="2">Des 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et développe une critique exhaustive qui éclaire utilement les limites de fond de cette famille d'approches. L'alternative qu'il propose s'appuie sur le changement de paradigme initié au tournant du siècle en sciences cognitives et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et montrer sa similarité avec des problématiques bien connues de la linguistique. L'objectif est donc d'identifier et de placer les positions et les dichotomies dont on hérite lorsqu'on utilise une approche du type mémétique. Commençons par détailler la discussion elle-même.</text:p>
      <text:h text:style-name="Heading_20_3" text:outline-level="3">La "thèse de la complémentarité"</text:h>
      <text:p text:style-name="First_20_paragraph">D'après Ingold, pour décrire l'ensemble de l'approche mémétique il faut voir que cette combinaison entre sciences cognitives classiques et conception de la culture comme assemblage de représentations, telle que la propose Sperber<text:note text:id="ftn0" text:note-class="footnote"><text:note-citation>1</text:note-citation><text:note-body><text:p text:style-name="Footnote">Dans les termes d'Ingold, « un corpus de connaissances ou d'information qui peut être transmis à travers les générations indépendamment des situations d'application concrètes dans le monde » (Ingold, 1999).</text:p></text:note-body></text:note>, repose sur la synthèse néo-darwinienne de l'évolution : celle-ci fournit le substrat sur lequel la combinaison des deux disciplines précédentes est pensée.</text:p>
      <text:p text:style-name="Text_20_body">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représentations peut proposer une évolution <text:span text:style-name="T4">culturelle</text:span> parallèle à l'évolution <text:span text:style-name="T5">biologique</text:span>.</text:p>
      <text:p text:style-name="Text_20_body">La synthèse néo-darwinienne forme donc, en association avec les sciences cognitives classiques et la théorie de la culture comme assemblage de représentations, une proposition théorique cohérente pour rendre compte du vivant aux trois échelles principales : biologique, cognitif, et culturel (ou social). Ingold appelle cette association la <text:span text:style-name="T6">thèse</text:span><text:span text:style-name="T7"> </text:span><text:span text:style-name="T8">de</text:span><text:span text:style-name="T9"> </text:span><text:span text:style-name="T10">la</text:span><text:span text:style-name="T11"> </text:span><text:span text:style-name="T12">complémentarité</text:span> en référence à la façon dont le corps, l'esprit, et la culture y sont , chacun s'arrêtant là où le suivant commence (Ingold, 1999). – , et a de ce fait été utilisée de façon abusive.</text:p>
      <text:h text:style-name="Heading_20_3" text:outline-level="3">Niveau biologique</text:h>
      <text:p text:style-name="First_20_paragraph">Au niveau biologique, si les gènes sont une partie indispensable du processus de synthèse des protéines, c'est précisément parce que la machinerie cellulaire dont ils font partie fonctionne de cette façon : au lieu de considérer que la cellule sait <text:span text:style-name="T13">lire</text:span><text:span text:style-name="T14"> </text:span><text:span text:style-name="T15">l'information</text:span><text:span text:style-name="T16"> </text:span><text:span text:style-name="T17">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 cet organisme n'est plus le même (pour plus de détails sur ces phénomènes voir par exemple Gould, 1977 ; on pourra aussi s'intéresser à l'exemple de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compte de l'évolution. Ce qui serait l'acquis est la façon dont l'organisme se développe, .</text:p>
      <text:h text:style-name="Heading_20_3" text:outline-level="3">Niveau cognitif</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2" text:note-class="footnote"><text:note-citation>3</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Niveau culturel</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18">coévolution</text:span><text:span text:style-name="T19"> </text:span><text:span text:style-name="T20">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p text:style-name="Text_20_body">La ligne d'Ingold rapportée ici s'appuie sur l'anthropologie du corps de Mauss (1979), l'approche écologique de la psychologie de Gibson (2014), l'écologie de l'esprit de Bateson (1972), et bien sûr sur le savoir pratique de Bourdieu (1980). <text:note text:id="ftn3" text:note-class="footnote"><text:note-citation>4</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21">mème</text:span><text:span text:style-name="T22"> </text:span><text:span text:style-name="T23">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1">On est tous le beau et le moche de quelqu'un</text:p>
        </text:list-item>
      </text:list>
      <text:p text:style-name="First_20_paragraph">Cet énoncé paraît neutre <text:span text:style-name="T24">a</text:span><text:span text:style-name="T25"> </text:span><text:span text:style-name="T26">priori</text:span>, et est suffisamment classique et consensuel pour être aimé<text:note text:id="ftn4" text:note-class="footnote"><text:note-citation>5</text:note-citation><text:note-body><text:p text:style-name="Footnote">C'est-à-dire marqué comme « favori ».</text:p></text:note-body></text:note>, repris et publié à nouveau régulièrement<text:note text:id="ftn5" text:note-class="footnote"><text:note-citation>6</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27">sens</text:span> de l'échange. Une réponse au message initial est d'abord faite sur le ton de l'humour :</text:p>
      <text:list text:style-name="L2">
        <text:list-item>
          <text:p text:style-name="P2">mais être moche c'est quand même la base ahah</text:p>
        </text:list-item>
      </text:list>
      <text:p text:style-name="First_20_paragraph">Puis deux échanges plus tard la conversation se termine :</text:p>
      <text:list text:style-name="L3">
        <text:list-item>
          <text:p text:style-name="P3">[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28">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4">l'étude de la diffusion sans mutation des représentations ,</text:p>
        </text:list-item>
        <text:list-item>
          <text:p text:style-name="P4">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29">et</text:span><text:span text:style-name="T30"> </text:span><text:span text:style-name="T31">al.</text:span>, 2014), voit se développer un courant s'intéressant à la « contagion complexe », c'est-à-dire l'étude de systèmes dont le processus de base n'est plus la transmission d'un objet atomique (un hashtag, une vidéo, une URL), mais la <text:span text:style-name="T32">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33">et</text:span><text:span text:style-name="T34"> </text:span><text:span text:style-name="T35">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36">qualitatif</text:span> et de <text:span text:style-name="T37">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38">arXiv</text:span><text:span text:style-name="T39">:</text:span><text:span text:style-name="T40">1402</text:span><text:span text:style-name="T41">.</text:span><text:span text:style-name="T42">6792</text:span><text:span text:style-name="T43"> </text:span><text:span text:style-name="T44">[</text:span><text:span text:style-name="T45">physics</text:span><text:span text:style-name="T46">]</text:span>. <text:a xlink:type="simple" xlink:href="http://arxiv.org/abs/1402.6792" office:name=""><text:span text:style-name="Definition">http://arxiv.org/abs/1402.6792</text:span></text:a> (21 février 2016).</text:p>
      <text:p text:style-name="Text_20_body">Bateson, Gregory. 1972. <text:span text:style-name="T47">Steps</text:span><text:span text:style-name="T48"> </text:span><text:span text:style-name="T49">to</text:span><text:span text:style-name="T50"> </text:span><text:span text:style-name="T51">an</text:span><text:span text:style-name="T52"> </text:span><text:span text:style-name="T53">Ecology</text:span><text:span text:style-name="T54"> </text:span><text:span text:style-name="T55">of</text:span><text:span text:style-name="T56"> </text:span><text:span text:style-name="T57">Mind</text:span><text:span text:style-name="T58">:</text:span><text:span text:style-name="T59"> </text:span><text:span text:style-name="T60">Collected</text:span><text:span text:style-name="T61"> </text:span><text:span text:style-name="T62">Essays</text:span><text:span text:style-name="T63"> </text:span><text:span text:style-name="T64">in</text:span><text:span text:style-name="T65"> </text:span><text:span text:style-name="T66">Anthropology</text:span><text:span text:style-name="T67">,</text:span><text:span text:style-name="T68"> </text:span><text:span text:style-name="T69">Psychiatry</text:span><text:span text:style-name="T70">,</text:span><text:span text:style-name="T71"> </text:span><text:span text:style-name="T72">Evolution</text:span><text:span text:style-name="T73">,</text:span><text:span text:style-name="T74"> </text:span><text:span text:style-name="T75">and</text:span><text:span text:style-name="T76"> </text:span><text:span text:style-name="T77">Epistemology</text:span>. University of Chicago Press.</text:p>
      <text:p text:style-name="Text_20_body">Becker, Howard S. 1996. The epistemology of qualitative research. In R. Jessor, A. Colby et R. A. Shweder (éd.), <text:span text:style-name="T78">Ethnography</text:span><text:span text:style-name="T79"> </text:span><text:span text:style-name="T80">and</text:span><text:span text:style-name="T81"> </text:span><text:span text:style-name="T82">human</text:span><text:span text:style-name="T83"> </text:span><text:span text:style-name="T84">development:</text:span><text:span text:style-name="T85"> </text:span><text:span text:style-name="T86">Context</text:span><text:span text:style-name="T87"> </text:span><text:span text:style-name="T88">and</text:span><text:span text:style-name="T89"> </text:span><text:span text:style-name="T90">meaning</text:span><text:span text:style-name="T91"> </text:span><text:span text:style-name="T92">in</text:span><text:span text:style-name="T93"> </text:span><text:span text:style-name="T94">social</text:span><text:span text:style-name="T95"> </text:span><text:span text:style-name="T96">inquiry</text:span>, 53‑71. (The John D. and Catherine T. MacArthur Foundation series on mental health and development.). Chicago, IL, US: University of Chicago Press.</text:p>
      <text:p text:style-name="Text_20_body">Bourdieu, Pierre. 1980. <text:span text:style-name="T97">Le</text:span><text:span text:style-name="T98"> </text:span><text:span text:style-name="T99">sens</text:span><text:span text:style-name="T100"> </text:span><text:span text:style-name="T101">pratique</text:span>. Paris: Editions de Minuit.</text:p>
      <text:p text:style-name="Text_20_body">Chomsky, Noam. 2005. <text:span text:style-name="T102">Rules</text:span><text:span text:style-name="T103"> </text:span><text:span text:style-name="T104">and</text:span><text:span text:style-name="T105"> </text:span><text:span text:style-name="T106">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07">arXiv</text:span><text:span text:style-name="T108">:</text:span><text:span text:style-name="T109">1112</text:span><text:span text:style-name="T110">.</text:span><text:span text:style-name="T111">3670</text:span><text:span text:style-name="T112"> </text:span><text:span text:style-name="T113">[</text:span><text:span text:style-name="T114">physics</text:span><text:span text:style-name="T115">]</text:span>. <text:a xlink:type="simple" xlink:href="http://arxiv.org/abs/1112.3670" office:name=""><text:span text:style-name="Definition">http://arxiv.org/abs/1112.3670</text:span></text:a> (20 novembre 2013).</text:p>
      <text:p text:style-name="Text_20_body">Fisher, Ronald A et J. H Bennett. 1999. <text:span text:style-name="T116">The</text:span><text:span text:style-name="T117"> </text:span><text:span text:style-name="T118">genetical</text:span><text:span text:style-name="T119"> </text:span><text:span text:style-name="T120">theory</text:span><text:span text:style-name="T121"> </text:span><text:span text:style-name="T122">of</text:span><text:span text:style-name="T123"> </text:span><text:span text:style-name="T124">natural</text:span><text:span text:style-name="T125"> </text:span><text:span text:style-name="T126">selection:</text:span><text:span text:style-name="T127"> </text:span><text:span text:style-name="T128">a</text:span><text:span text:style-name="T129"> </text:span><text:span text:style-name="T130">complete</text:span><text:span text:style-name="T131"> </text:span><text:span text:style-name="T132">variorum</text:span><text:span text:style-name="T133"> </text:span><text:span text:style-name="T134">edition</text:span>. Oxford: Oxford University Press.</text:p>
      <text:p text:style-name="Text_20_body">Fodor, Jerry A. 1983. <text:span text:style-name="T135">The</text:span><text:span text:style-name="T136"> </text:span><text:span text:style-name="T137">modularity</text:span><text:span text:style-name="T138"> </text:span><text:span text:style-name="T139">of</text:span><text:span text:style-name="T140"> </text:span><text:span text:style-name="T141">mind:</text:span><text:span text:style-name="T142"> </text:span><text:span text:style-name="T143">an</text:span><text:span text:style-name="T144"> </text:span><text:span text:style-name="T145">essay</text:span><text:span text:style-name="T146"> </text:span><text:span text:style-name="T147">on</text:span><text:span text:style-name="T148"> </text:span><text:span text:style-name="T149">faculty</text:span><text:span text:style-name="T150"> </text:span><text:span text:style-name="T151">psychology</text:span>. Cambridge, Mass.: MIT Press.</text:p>
      <text:p text:style-name="Text_20_body">Gibson, James J. 2014. <text:span text:style-name="T152">The</text:span><text:span text:style-name="T153"> </text:span><text:span text:style-name="T154">Ecological</text:span><text:span text:style-name="T155"> </text:span><text:span text:style-name="T156">Approach</text:span><text:span text:style-name="T157"> </text:span><text:span text:style-name="T158">to</text:span><text:span text:style-name="T159"> </text:span><text:span text:style-name="T160">Visual</text:span><text:span text:style-name="T161"> </text:span><text:span text:style-name="T162">Perception</text:span><text:span text:style-name="T163">:</text:span><text:span text:style-name="T164"> </text:span><text:span text:style-name="T165">Classic</text:span><text:span text:style-name="T166"> </text:span><text:span text:style-name="T167">Edition</text:span>. Psychology Press.</text:p>
      <text:p text:style-name="Text_20_body">Gould, Stephen Jay. 1977. <text:span text:style-name="T168">Ontogeny</text:span><text:span text:style-name="T169"> </text:span><text:span text:style-name="T170">and</text:span><text:span text:style-name="T171"> </text:span><text:span text:style-name="T172">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173">Social</text:span><text:span text:style-name="T174"> </text:span><text:span text:style-name="T175">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176">Anthropology</text:span><text:span text:style-name="T177"> </text:span><text:span text:style-name="T178">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Lauf, Aurelien, Mathieu Valette et Leila Khouas. 2013. Analyzing Variation Patterns In Quotes Over Time. <text:span text:style-name="T179">Research</text:span><text:span text:style-name="T180"> </text:span><text:span text:style-name="T181">in</text:span><text:span text:style-name="T182"> </text:span><text:span text:style-name="T183">Computing</text:span><text:span text:style-name="T184"> </text:span><text:span text:style-name="T185">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186">Proceedings</text:span><text:span text:style-name="T187"> </text:span><text:span text:style-name="T188">of</text:span><text:span text:style-name="T189"> </text:span><text:span text:style-name="T190">the</text:span><text:span text:style-name="T191"> </text:span><text:span text:style-name="T192">15th</text:span><text:span text:style-name="T193"> </text:span><text:span text:style-name="T194">ACM</text:span><text:span text:style-name="T195"> </text:span><text:span text:style-name="T196">SIGKDD</text:span><text:span text:style-name="T197"> </text:span><text:span text:style-name="T198">International</text:span><text:span text:style-name="T199"> </text:span><text:span text:style-name="T200">Conference</text:span><text:span text:style-name="T201"> </text:span><text:span text:style-name="T202">on</text:span><text:span text:style-name="T203"> </text:span><text:span text:style-name="T204">Knowledge</text:span><text:span text:style-name="T205"> </text:span><text:span text:style-name="T206">Discovery</text:span><text:span text:style-name="T207"> </text:span><text:span text:style-name="T208">and</text:span><text:span text:style-name="T209"> </text:span><text:span text:style-name="T210">Data</text:span><text:span text:style-name="T211"> </text:span><text:span text:style-name="T212">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Maingueneau, Dominique. 2004. La situation d’énonciation, entre langue et discours. In, <text:span text:style-name="T213">Dix</text:span><text:span text:style-name="T214"> </text:span><text:span text:style-name="T215">ans</text:span><text:span text:style-name="T216"> </text:span><text:span text:style-name="T217">de</text:span><text:span text:style-name="T218"> </text:span><text:span text:style-name="T219">S</text:span><text:span text:style-name="T220">.</text:span><text:span text:style-name="T221">D</text:span><text:span text:style-name="T222">.</text:span><text:span text:style-name="T223">U</text:span><text:span text:style-name="T224">.</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225">Sociology</text:span><text:span text:style-name="T226"> </text:span><text:span text:style-name="T227">and</text:span><text:span text:style-name="T228"> </text:span><text:span text:style-name="T229">psychology:</text:span><text:span text:style-name="T230"> </text:span><text:span text:style-name="T231">Essays</text:span><text:span text:style-name="T232">.</text:span><text:span text:style-name="T233"> </text:span><text:span text:style-name="T234">Transl</text:span><text:span text:style-name="T235">.</text:span><text:span text:style-name="T236"> </text:span><text:span text:style-name="T237">by</text:span><text:span text:style-name="T238"> </text:span><text:span text:style-name="T239">Ben</text:span><text:span text:style-name="T240"> </text:span><text:span text:style-name="T241">Brewster</text:span><text:span text:style-name="T242">.</text:span> London: Routledge &amp; Kegan Paul.</text:p>
      <text:p text:style-name="Text_20_body">Miton, Helena, Nicolas Claidière et Hugo Mercier. 2015. Universal cognitive mechanisms explain the cultural success of bloodletting. <text:span text:style-name="T243">Evolution</text:span><text:span text:style-name="T244"> </text:span><text:span text:style-name="T245">and</text:span><text:span text:style-name="T246"> </text:span><text:span text:style-name="T247">Human</text:span><text:span text:style-name="T248"> </text:span><text:span text:style-name="T249">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250">Proceedings</text:span><text:span text:style-name="T251"> </text:span><text:span text:style-name="T252">of</text:span><text:span text:style-name="T253"> </text:span><text:span text:style-name="T254">the</text:span><text:span text:style-name="T255"> </text:span><text:span text:style-name="T256">National</text:span><text:span text:style-name="T257"> </text:span><text:span text:style-name="T258">Academy</text:span><text:span text:style-name="T259"> </text:span><text:span text:style-name="T260">of</text:span><text:span text:style-name="T261"> </text:span><text:span text:style-name="T262">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O’Regan, J. Kevin et Alva Noë. 2001. A sensorimotor account of vision and visual consciousness. <text:span text:style-name="T263">Behavioral</text:span><text:span text:style-name="T264"> </text:span><text:span text:style-name="T265">and</text:span><text:span text:style-name="T266"> </text:span><text:span text:style-name="T267">Brain</text:span><text:span text:style-name="T268"> </text:span><text:span text:style-name="T269">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Prum, Richard O. et Alan H. Brush. 2014. Which Came First, the Feather or the Bird? <text:span text:style-name="T270">Scientific</text:span><text:span text:style-name="T271"> </text:span><text:span text:style-name="T272">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273">Fifth</text:span><text:span text:style-name="T274"> </text:span><text:span text:style-name="T275">International</text:span><text:span text:style-name="T276"> </text:span><text:span text:style-name="T277">AAAI</text:span><text:span text:style-name="T278"> </text:span><text:span text:style-name="T279">Conference</text:span><text:span text:style-name="T280"> </text:span><text:span text:style-name="T281">on</text:span><text:span text:style-name="T282"> </text:span><text:span text:style-name="T283">Weblogs</text:span><text:span text:style-name="T284"> </text:span><text:span text:style-name="T285">and</text:span><text:span text:style-name="T286"> </text:span><text:span text:style-name="T287">Social</text:span><text:span text:style-name="T288"> </text:span><text:span text:style-name="T289">Media</text:span>. <text:a xlink:type="simple" xlink:href="http://www.aaai.org/ocs/index.php/ICWSM/ICWSM11/paper/view/2836" office:name=""><text:span text:style-name="Definition">http://www.aaai.org/ocs/index.php/ICWSM/ICWSM11/paper/view/2836</text:span></text:a> (12 février 2016).</text:p>
      <text:p text:style-name="Text_20_body">Sperber, Dan. 1996. <text:span text:style-name="T290">Explaining</text:span><text:span text:style-name="T291"> </text:span><text:span text:style-name="T292">culture:</text:span><text:span text:style-name="T293"> </text:span><text:span text:style-name="T294">a</text:span><text:span text:style-name="T295"> </text:span><text:span text:style-name="T296">naturalistic</text:span><text:span text:style-name="T297"> </text:span><text:span text:style-name="T298">approach</text:span>. Oxford, UK; Cambridge, Mass.: Blackwell.</text:p>
      <text:p text:style-name="Text_20_body">West-Eberhard, Mary Jane. 2003. <text:span text:style-name="T299">Developmental</text:span><text:span text:style-name="T300"> </text:span><text:span text:style-name="T301">plasticity</text:span><text:span text:style-name="T302"> </text:span><text:span text:style-name="T303">and</text:span><text:span text:style-name="T304"> </text:span><text:span text:style-name="T305">evolution</text:span>. Oxford; New York: Oxford University Press.</text:p>
      <text:p text:style-name="Text_20_body">Wittgenstein, Ludwig et Gertrude Elizabeth Margaret Anscombe. 1958. <text:span text:style-name="T306">Philosophical</text:span><text:span text:style-name="T307"> </text:span><text:span text:style-name="T30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